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value">
            <text:p>value</text:p>
          </table:table-cell>
        </table:table-row>
        <table:table-row>
          <table:table-cell table:style-name="pd1" office:value-type="date" office:date-value="1970-01-01T01:00:10">
            <text:p>Thu Jan  1 01:00:10 1970</text:p>
          </table:table-cell>
          <table:table-cell office:value-type="float" office:value="0.4005687419713373">
            <text:p>0.4005687419713373</text:p>
          </table:table-cell>
        </table:table-row>
        <table:table-row>
          <table:table-cell table:style-name="pd1" office:value-type="date" office:date-value="1970-01-01T01:00:15">
            <text:p>Thu Jan  1 01:00:15 1970</text:p>
          </table:table-cell>
          <table:table-cell office:value-type="float" office:value="0.7905054254807593">
            <text:p>0.7905054254807593</text:p>
          </table:table-cell>
        </table:table-row>
        <table:table-row>
          <table:table-cell table:style-name="pd1" office:value-type="date" office:date-value="1970-01-01T01:00:20">
            <text:p>Thu Jan  1 01:00:20 1970</text:p>
          </table:table-cell>
          <table:table-cell office:value-type="float" office:value="0.31139152664292213">
            <text:p>0.31139152664292213</text:p>
          </table:table-cell>
        </table:table-row>
        <table:table-row>
          <table:table-cell table:style-name="pd1" office:value-type="date" office:date-value="1970-01-01T01:00:21.370000">
            <text:p>Thu Jan  1 01:00:21 1970</text:p>
          </table:table-cell>
          <table:table-cell office:value-type="float" office:value="0.016390192093727718">
            <text:p>0.016390192093727718</text:p>
          </table:table-cell>
        </table:table-row>
        <table:table-row>
          <table:table-cell table:style-name="pd1" office:value-type="date" office:date-value="1970-01-01T01:00:25">
            <text:p>Thu Jan  1 01:00:25 1970</text:p>
          </table:table-cell>
          <table:table-cell office:value-type="float" office:value="0.32516914795921636">
            <text:p>0.325169147959216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